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Adjusted', 'Segoe UI', 'Liberation Sans', sans-serif"/>
  </office:font-face-decls>
  <office:automatic-styles>
    <style:style style:name="P1" style:family="paragraph" style:parent-style-name="Standard">
      <style:text-properties officeooo:rsid="00063cb0" officeooo:paragraph-rsid="00063cb0"/>
    </style:style>
    <style:style style:name="P2" style:family="paragraph" style:parent-style-name="Standard">
      <style:text-properties style:text-underline-style="solid" style:text-underline-width="auto" style:text-underline-color="font-color" officeooo:rsid="00063cb0" officeooo:paragraph-rsid="00063cb0"/>
    </style:style>
    <style:style style:name="P3" style:family="paragraph" style:parent-style-name="Standard">
      <style:text-properties style:text-underline-style="solid" style:text-underline-width="auto" style:text-underline-color="font-color" officeooo:rsid="00249395" officeooo:paragraph-rsid="00249395"/>
    </style:style>
    <style:style style:name="P4" style:family="paragraph" style:parent-style-name="Standard">
      <style:text-properties officeooo:rsid="00087529" officeooo:paragraph-rsid="00087529"/>
    </style:style>
    <style:style style:name="P5" style:family="paragraph" style:parent-style-name="Standard">
      <style:text-properties officeooo:rsid="0009ddcb" officeooo:paragraph-rsid="0009ddcb"/>
    </style:style>
    <style:style style:name="P6" style:family="paragraph" style:parent-style-name="Standard">
      <style:text-properties officeooo:rsid="0009fef3" officeooo:paragraph-rsid="0009fef3"/>
    </style:style>
    <style:style style:name="P7" style:family="paragraph" style:parent-style-name="Standard">
      <style:text-properties officeooo:rsid="0009fef3" officeooo:paragraph-rsid="001b1b77"/>
    </style:style>
    <style:style style:name="P8" style:family="paragraph" style:parent-style-name="Standard">
      <style:text-properties officeooo:rsid="000b4af4" officeooo:paragraph-rsid="000b4af4"/>
    </style:style>
    <style:style style:name="P9" style:family="paragraph" style:parent-style-name="Standard">
      <style:text-properties officeooo:rsid="000b6784" officeooo:paragraph-rsid="000b6784"/>
    </style:style>
    <style:style style:name="P10" style:family="paragraph" style:parent-style-name="Standard">
      <style:text-properties officeooo:rsid="000c3d9f" officeooo:paragraph-rsid="000c3d9f"/>
    </style:style>
    <style:style style:name="P11" style:family="paragraph" style:parent-style-name="Standard">
      <style:text-properties officeooo:rsid="00109821" officeooo:paragraph-rsid="0011d304"/>
    </style:style>
    <style:style style:name="P12" style:family="paragraph" style:parent-style-name="Standard">
      <style:text-properties officeooo:rsid="00144549" officeooo:paragraph-rsid="0017cae6"/>
    </style:style>
    <style:style style:name="P13" style:family="paragraph" style:parent-style-name="Standard">
      <style:text-properties officeooo:rsid="001a15bc" officeooo:paragraph-rsid="001a15bc"/>
    </style:style>
    <style:style style:name="P14" style:family="paragraph" style:parent-style-name="Standard">
      <style:text-properties officeooo:rsid="001abba4" officeooo:paragraph-rsid="001abba4"/>
    </style:style>
    <style:style style:name="P15" style:family="paragraph" style:parent-style-name="Standard">
      <style:text-properties officeooo:rsid="001c3f87" officeooo:paragraph-rsid="001c3f87"/>
    </style:style>
    <style:style style:name="P16" style:family="paragraph" style:parent-style-name="Standard">
      <style:text-properties officeooo:rsid="001c6039" officeooo:paragraph-rsid="001c6039"/>
    </style:style>
    <style:style style:name="P17" style:family="paragraph" style:parent-style-name="Standard">
      <style:text-properties officeooo:rsid="001dc21d" officeooo:paragraph-rsid="001dc21d"/>
    </style:style>
    <style:style style:name="P18" style:family="paragraph" style:parent-style-name="Standard">
      <style:text-properties officeooo:rsid="001fbfb3" officeooo:paragraph-rsid="00213296"/>
    </style:style>
    <style:style style:name="P19" style:family="paragraph" style:parent-style-name="Standard">
      <style:text-properties fo:color="#000000" loext:opacity="100%" style:font-name="Cascadia Mono" fo:font-size="9.5pt" officeooo:rsid="0009fef3" officeooo:paragraph-rsid="001b1b77" style:font-size-asian="9.5pt"/>
    </style:style>
    <style:style style:name="P20" style:family="paragraph" style:parent-style-name="Standard">
      <style:text-properties officeooo:rsid="0017cae6" officeooo:paragraph-rsid="0017cae6"/>
    </style:style>
    <style:style style:name="P21" style:family="paragraph" style:parent-style-name="Standard">
      <style:text-properties officeooo:rsid="0022b108" officeooo:paragraph-rsid="0022b108"/>
    </style:style>
    <style:style style:name="P22" style:family="paragraph" style:parent-style-name="Standard">
      <style:text-properties officeooo:paragraph-rsid="00249395"/>
    </style:style>
    <style:style style:name="P23" style:family="paragraph" style:parent-style-name="Standard" style:list-style-name="L1">
      <style:text-properties officeooo:rsid="0009fef3" officeooo:paragraph-rsid="0009fef3"/>
    </style:style>
    <style:style style:name="P24" style:family="paragraph" style:parent-style-name="Standard" style:list-style-name="L1">
      <style:text-properties officeooo:rsid="000a0a23" officeooo:paragraph-rsid="000a0a23"/>
    </style:style>
    <style:style style:name="P25" style:family="paragraph" style:parent-style-name="Standard" style:list-style-name="L1">
      <style:text-properties officeooo:rsid="000b4af4" officeooo:paragraph-rsid="000b4af4"/>
    </style:style>
    <style:style style:name="P26" style:family="paragraph" style:parent-style-name="Standard" style:list-style-name="L2">
      <style:text-properties officeooo:paragraph-rsid="0011d304"/>
    </style:style>
    <style:style style:name="P27" style:family="paragraph" style:parent-style-name="Standard" style:list-style-name="L2">
      <style:text-properties officeooo:rsid="0011d304" officeooo:paragraph-rsid="0011d304"/>
    </style:style>
    <style:style style:name="P28" style:family="paragraph" style:parent-style-name="Standard" style:list-style-name="L3">
      <style:text-properties officeooo:rsid="0011e51b" officeooo:paragraph-rsid="0011e51b"/>
    </style:style>
    <style:style style:name="P29" style:family="paragraph" style:parent-style-name="Standard" style:list-style-name="L4">
      <style:text-properties officeooo:paragraph-rsid="0017cae6"/>
    </style:style>
    <style:style style:name="P30" style:family="paragraph" style:parent-style-name="Standard" style:list-style-name="L4">
      <style:text-properties officeooo:rsid="0017cae6" officeooo:paragraph-rsid="0017cae6"/>
    </style:style>
    <style:style style:name="P31" style:family="paragraph" style:parent-style-name="Standard" style:list-style-name="L4">
      <style:text-properties officeooo:rsid="001a15bc" officeooo:paragraph-rsid="001a15bc"/>
    </style:style>
    <style:style style:name="P32" style:family="paragraph" style:parent-style-name="Standard" style:list-style-name="L5">
      <style:text-properties officeooo:paragraph-rsid="00213296"/>
    </style:style>
    <style:style style:name="P33" style:family="paragraph" style:parent-style-name="Standard" style:list-style-name="L5">
      <style:text-properties officeooo:rsid="00213296" officeooo:paragraph-rsid="00213296"/>
    </style:style>
    <style:style style:name="P34" style:family="paragraph" style:parent-style-name="Standard" style:list-style-name="L5">
      <style:text-properties officeooo:rsid="0022b108" officeooo:paragraph-rsid="0022b108"/>
    </style:style>
    <style:style style:name="P35" style:family="paragraph" style:parent-style-name="Standard" style:list-style-name="L6">
      <style:text-properties officeooo:rsid="0025f58e" officeooo:paragraph-rsid="002be036"/>
    </style:style>
    <style:style style:name="P36" style:family="paragraph" style:parent-style-name="Standard" style:list-style-name="L6">
      <style:text-properties officeooo:rsid="0025f58e" officeooo:paragraph-rsid="0025f58e"/>
    </style:style>
    <style:style style:name="P37" style:family="paragraph" style:parent-style-name="Standard" style:list-style-name="L6">
      <style:text-properties officeooo:rsid="0025f58e" officeooo:paragraph-rsid="0029d5f1"/>
    </style:style>
    <style:style style:name="P38" style:family="paragraph" style:parent-style-name="Standard" style:list-style-name="L6">
      <style:text-properties officeooo:rsid="0025f58e" officeooo:paragraph-rsid="0029acb0"/>
    </style:style>
    <style:style style:name="P39" style:family="paragraph" style:parent-style-name="Standard">
      <style:text-properties officeooo:rsid="0025f58e" officeooo:paragraph-rsid="0025f58e"/>
    </style:style>
    <style:style style:name="P40" style:family="paragraph" style:parent-style-name="Standard">
      <style:text-properties officeooo:rsid="002fe3f8" officeooo:paragraph-rsid="002fe3f8"/>
    </style:style>
    <style:style style:name="P41" style:family="paragraph" style:parent-style-name="Standard">
      <style:text-properties officeooo:rsid="00312d2d" officeooo:paragraph-rsid="00312d2d"/>
    </style:style>
    <style:style style:name="P42" style:family="paragraph" style:parent-style-name="Standard" style:list-style-name="L7">
      <style:text-properties officeooo:rsid="00312d2d" officeooo:paragraph-rsid="00312d2d"/>
    </style:style>
    <style:style style:name="P43" style:family="paragraph" style:parent-style-name="Standard" style:list-style-name="L7">
      <style:text-properties officeooo:rsid="00312d2d" officeooo:paragraph-rsid="0034ba77"/>
    </style:style>
    <style:style style:name="P44" style:family="paragraph" style:parent-style-name="Standard">
      <style:text-properties officeooo:rsid="00312d2d" officeooo:paragraph-rsid="0034ba77"/>
    </style:style>
    <style:style style:name="P45" style:family="paragraph" style:parent-style-name="Standard" style:list-style-name="L7">
      <style:text-properties officeooo:paragraph-rsid="003308cc"/>
    </style:style>
    <style:style style:name="P46" style:family="paragraph" style:parent-style-name="Standard" style:list-style-name="L7">
      <style:text-properties officeooo:paragraph-rsid="0034ba77"/>
    </style:style>
    <style:style style:name="P47" style:family="paragraph" style:parent-style-name="Standard" style:list-style-name="L7">
      <style:text-properties officeooo:paragraph-rsid="0036ed77"/>
    </style:style>
    <style:style style:name="P48" style:family="paragraph" style:parent-style-name="Standard" style:list-style-name="L7">
      <style:text-properties officeooo:rsid="003308cc" officeooo:paragraph-rsid="003308cc"/>
    </style:style>
    <style:style style:name="P49" style:family="paragraph" style:parent-style-name="Standard" style:list-style-name="L7">
      <style:text-properties officeooo:rsid="003308cc" officeooo:paragraph-rsid="0036ed77"/>
    </style:style>
    <style:style style:name="P50" style:family="paragraph" style:parent-style-name="Standard">
      <style:text-properties officeooo:rsid="003308cc" officeooo:paragraph-rsid="003308cc"/>
    </style:style>
    <style:style style:name="P51" style:family="paragraph" style:parent-style-name="Standard">
      <style:text-properties officeooo:rsid="003308cc" officeooo:paragraph-rsid="0034ba77"/>
    </style:style>
    <style:style style:name="P52" style:family="paragraph" style:parent-style-name="Standard">
      <style:text-properties officeooo:rsid="0034b26c" officeooo:paragraph-rsid="0034ba77"/>
    </style:style>
    <style:style style:name="P53" style:family="paragraph" style:parent-style-name="Standard">
      <style:text-properties officeooo:rsid="0036ed77" officeooo:paragraph-rsid="0036ed77"/>
    </style:style>
    <style:style style:name="P54" style:family="paragraph" style:parent-style-name="Standard" style:list-style-name="L7">
      <style:text-properties officeooo:rsid="0038dad6" officeooo:paragraph-rsid="0038dad6"/>
    </style:style>
    <style:style style:name="T1" style:family="text">
      <style:text-properties officeooo:rsid="0007ab64"/>
    </style:style>
    <style:style style:name="T2" style:family="text">
      <style:text-properties officeooo:rsid="0009ddcb"/>
    </style:style>
    <style:style style:name="T3" style:family="text">
      <style:text-properties officeooo:rsid="000a0a23"/>
    </style:style>
    <style:style style:name="T4" style:family="text">
      <style:text-properties officeooo:rsid="000b1b83"/>
    </style:style>
    <style:style style:name="T5" style:family="text">
      <style:text-properties officeooo:rsid="000c3d9f"/>
    </style:style>
    <style:style style:name="T6" style:family="text">
      <style:text-properties officeooo:rsid="000d0cea"/>
    </style:style>
    <style:style style:name="T7" style:family="text">
      <style:text-properties officeooo:rsid="000ec9f6"/>
    </style:style>
    <style:style style:name="T8" style:family="text">
      <style:text-properties officeooo:rsid="00109821"/>
    </style:style>
    <style:style style:name="T9" style:family="text">
      <style:text-properties officeooo:rsid="00112f1d"/>
    </style:style>
    <style:style style:name="T10" style:family="text">
      <style:text-properties officeooo:rsid="00114118"/>
    </style:style>
    <style:style style:name="T11" style:family="text">
      <style:text-properties officeooo:rsid="0011d304"/>
    </style:style>
    <style:style style:name="T12" style:family="text">
      <style:text-properties officeooo:rsid="0011e51b"/>
    </style:style>
    <style:style style:name="T13" style:family="text">
      <style:text-properties officeooo:rsid="0013573e"/>
    </style:style>
    <style:style style:name="T14" style:family="text">
      <style:text-properties officeooo:rsid="00160a91"/>
    </style:style>
    <style:style style:name="T15" style:family="text">
      <style:text-properties officeooo:rsid="0017cae6"/>
    </style:style>
    <style:style style:name="T16" style:family="text">
      <style:text-properties officeooo:rsid="0018b77c"/>
    </style:style>
    <style:style style:name="T17" style:family="text">
      <style:text-properties officeooo:rsid="001abba4"/>
    </style:style>
    <style:style style:name="T18" style:family="text">
      <style:text-properties officeooo:rsid="001b1b77"/>
    </style:style>
    <style:style style:name="T19" style:family="text">
      <style:text-properties fo:color="#2b91af" loext:opacity="100%" style:font-name="Cascadia Mono" fo:font-size="9.5pt" style:font-size-asian="9.5pt"/>
    </style:style>
    <style:style style:name="T20" style:family="text">
      <style:text-properties fo:color="#000000" loext:opacity="100%" style:font-name="Cascadia Mono" fo:font-size="9.5pt" style:font-size-asian="9.5pt"/>
    </style:style>
    <style:style style:name="T21" style:family="text">
      <style:text-properties fo:color="#000000" loext:opacity="100%" style:font-name="Cascadia Mono" fo:font-size="9.5pt" officeooo:rsid="001b1b77" style:font-size-asian="9.5pt"/>
    </style:style>
    <style:style style:name="T22" style:family="text">
      <style:text-properties fo:color="#2f4f4f" loext:opacity="100%" style:font-name="Cascadia Mono" fo:font-size="9.5pt" style:font-size-asian="9.5pt"/>
    </style:style>
    <style:style style:name="T23" style:family="text">
      <style:text-properties fo:color="#0000ff" loext:opacity="100%" style:font-name="Cascadia Mono" fo:font-size="9.5pt" style:font-size-asian="9.5pt"/>
    </style:style>
    <style:style style:name="T24" style:family="text">
      <style:text-properties fo:color="#008000" loext:opacity="100%" style:font-name="Cascadia Mono" fo:font-size="9.5pt" style:font-size-asian="9.5pt"/>
    </style:style>
    <style:style style:name="T25" style:family="text">
      <style:text-properties officeooo:rsid="001c6039"/>
    </style:style>
    <style:style style:name="T26" style:family="text">
      <style:text-properties officeooo:rsid="001ca8aa"/>
    </style:style>
    <style:style style:name="T27" style:family="text">
      <style:text-properties officeooo:rsid="001dc21d"/>
    </style:style>
    <style:style style:name="T28" style:family="text">
      <style:text-properties officeooo:rsid="001fbfb3"/>
    </style:style>
    <style:style style:name="T29" style:family="text">
      <style:text-properties officeooo:rsid="00213296"/>
    </style:style>
    <style:style style:name="T30" style:family="text">
      <style:text-properties style:text-underline-style="none" officeooo:rsid="00249395"/>
    </style:style>
    <style:style style:name="T31" style:family="text">
      <style:text-properties style:text-underline-style="none" officeooo:rsid="0025f58e"/>
    </style:style>
    <style:style style:name="T32" style:family="text">
      <style:text-properties officeooo:rsid="0027f31a"/>
    </style:style>
    <style:style style:name="T33" style:family="text">
      <style:text-properties officeooo:rsid="0028e20d"/>
    </style:style>
    <style:style style:name="T34" style:family="text">
      <style:text-properties officeooo:rsid="0029acb0"/>
    </style:style>
    <style:style style:name="T35" style:family="text">
      <style:text-properties officeooo:rsid="002b6c36"/>
    </style:style>
    <style:style style:name="T36" style:family="text">
      <style:text-properties officeooo:rsid="0030be62"/>
    </style:style>
    <style:style style:name="T37" style:family="text">
      <style:text-properties officeooo:rsid="00312d2d"/>
    </style:style>
    <style:style style:name="T38" style:family="text">
      <style:text-properties officeooo:rsid="003308cc"/>
    </style:style>
    <style:style style:name="T39" style:family="text">
      <style:text-properties officeooo:rsid="0034ba77"/>
    </style:style>
    <style:style style:name="T40" style:family="text">
      <style:text-properties officeooo:rsid="00366a62"/>
    </style:style>
    <style:style style:name="T41" style:family="text">
      <style:text-properties officeooo:rsid="0036ed77"/>
    </style:style>
    <style:style style:name="T42" style:family="text">
      <style:text-properties officeooo:rsid="0038dad6"/>
    </style:style>
    <style:style style:name="T43" style:family="text">
      <style:text-properties officeooo:rsid="00392704"/>
    </style:style>
    <style:style style:name="T44" style:family="text">
      <style:text-properties officeooo:rsid="003a281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view:</text:p>
      <text:p text:style-name="P1">1) <text:span text:style-name="T1">The two parts of a class are the public interface and the implementation details.</text:span></text:p>
      <text:p text:style-name="P4">2) <text:span text:style-name="T2">The interface is (in theory) the only part of a class that users need to look at to understand how to use a class and what it can do. </text:span><text:span text:style-name="T10">It will most often appear at the top of a class as a matter of style.</text:span><text:span text:style-name="T2"> </text:span><text:span text:style-name="T11">Ordinarily</text:span><text:span text:style-name="T2"> it will contain </text:span><text:span text:style-name="T8">declarations only for </text:span><text:span text:style-name="T2">constructors and other useful member functions. These functions gate keep and manage access to the private members.</text:span></text:p>
      <text:p text:style-name="P5">The implementation on the other hand needn’t be viewed by users (even if they often will). It consists of all the data and member functions that we don’t want users to have direct access to.</text:p>
      <text:p text:style-name="P6">3) There are a few limitations of the original Date struct in this chapter.</text:p>
      <text:p text:style-name="P6"/>
      <text:p text:style-name="P7"><text:span text:style-name="T23">struct</text:span><text:span text:style-name="T20"> </text:span><text:span text:style-name="T19">Date</text:span><text:span text:style-name="T20"> {</text:span></text:p>
      <text:p text:style-name="Standard"><text:span text:style-name="T20"><text:tab/></text:span><text:span text:style-name="T23">int</text:span><text:span text:style-name="T20"> y;<text:tab/></text:span><text:span text:style-name="T24">// year</text:span></text:p>
      <text:p text:style-name="Standard"><text:span text:style-name="T20"><text:tab/></text:span><text:span text:style-name="T23">int</text:span><text:span text:style-name="T20"> m;<text:tab/></text:span><text:span text:style-name="T24">// month in year</text:span></text:p>
      <text:p text:style-name="Standard"><text:span text:style-name="T20"><text:tab/></text:span><text:span text:style-name="T23">int</text:span><text:span text:style-name="T20"> d;<text:tab/></text:span><text:span text:style-name="T24">// day of month</text:span></text:p>
      <text:p text:style-name="P19">};</text:p>
      <text:p text:style-name="P6"/>
      <text:list xml:id="list325763276" text:style-name="L1">
        <text:list-item>
          <text:p text:style-name="P23">It doesn’t protect its member variables from being changed by a user. They are freely accessible and therefore susceptible to becoming invalid at some point if a user makes an erroneous change without using the helper functions.</text:p>
        </text:list-item>
        <text:list-item>
          <text:p text:style-name="P23">It contains no member functions. <text:span text:style-name="T3">Although, it does come with helper functions, these are not members or even collated into a namespace and therefore a user may not know to use them. It also means that the user interface is practically non-existent and so the user doesn’t know at a glance what the class can do for them.</text:span></text:p>
        </text:list-item>
        <text:list-item>
          <text:p text:style-name="P24">The lack of a formal constructor (in favour of an outside initialisation function) means that a user is not forced to initialise the member variables with any particular values. <text:span text:style-name="T4">They could be invalid right from the start.</text:span></text:p>
        </text:list-item>
        <text:list-item>
          <text:p text:style-name="P25">The lack of an enumerator for the months, means that even when using the provided initialising helper function, the month and day arguments could be accidentally swapped. Using an enumerator would catch this error at compile time.</text:p>
        </text:list-item>
      </text:list>
      <text:p text:style-name="P8"/>
      <text:p text:style-name="P9">4) <text:span text:style-name="T5">See the third point of question 3.</text:span></text:p>
      <text:p text:style-name="P9"/>
      <text:p text:style-name="P10">5) An invariant is a rule that describes a valid value/state for a class’ data. In the case of Date, the invariant was: The date must exist in the past, present or future. <text:span text:style-name="T6">Coming up with an invariant, allows us to see what member functions and checks we must make to protect member variables from becoming invalid. </text:span><text:span text:style-name="T7">If a simple invariant can’t be come up with, then a struct is probably called for since you’re likely dealing with pure data.</text:span></text:p>
      <text:p text:style-name="P10"/>
      <text:p text:style-name="P11">6) All member functions must be declared within the class. However most shouldn’t be defined there. <text:span text:style-name="T11">This is for two reasons:</text:span></text:p>
      <text:list xml:id="list2201222041" text:style-name="L2">
        <text:list-item>
          <text:p text:style-name="P26"><text:span text:style-name="T11">D</text:span><text:span text:style-name="T8">efining functions inside the body of the class, clutters it and obscures the interface. </text:span></text:p>
        </text:list-item>
        <text:list-item>
          <text:p text:style-name="P27">If changes are made to an inline function, all uses of the class will have to be recompiled which could be undesirable for a very large program. When a function is not inline, this is not the case unless the declaration portion is changed.</text:p>
        </text:list-item>
      </text:list>
      <text:p text:style-name="P11"/>
      <text:p text:style-name="P11"><text:span text:style-name="T9">The exception to this is if the function is very small (i.e. one or two expressions). </text:span><text:span text:style-name="T12">In this case it adds very little clutter anyway and can be advantageous because:</text:span></text:p>
      <text:list xml:id="list637727335" text:style-name="L3">
        <text:list-item>
          <text:p text:style-name="P28">This is because when a function is defined inline, the compiler will attempt to replace each call to that function with a copy of the function. This may make the compiled program slightly larger but will avoid the overhead of calling a function stored elsewhere. <text:span text:style-name="T13">Note that modern compilers are quite good at making decisions about whether or not to replace these calls in order to optimise performance and may even do so for non-inline functions if it can find the definition.</text:span></text:p>
        </text:list-item>
      </text:list>
      <text:p text:style-name="P12"><text:soft-page-break/>7) <text:span text:style-name="T14">Operator overloading can be used with classes and enumerators. It should be used when using an operator on an instance of a class would have an intuitive result. </text:span><text:span text:style-name="T16">An operator should not be overloaded to do something unexpected that deviates from its commonly understood meaning.</text:span></text:p>
      <text:p text:style-name="P20">Examples:</text:p>
      <text:list xml:id="list861139734" text:style-name="L4">
        <text:list-item>
          <text:p text:style-name="P30">“+” If we had a class representing a potion in a game. This could combine two instances of potion into a single potion object and combine their effects.</text:p>
        </text:list-item>
        <text:list-item>
          <text:p text:style-name="P29"><text:span text:style-name="T14">“&lt;&lt;” </text:span><text:span text:style-name="T15">and “&gt;&gt;” I</text:span><text:span text:style-name="T14">n the case of Date, we overloaded the</text:span><text:span text:style-name="T15">se</text:span><text:span text:style-name="T14"> operators so that we could simply type cout &lt;&lt; Date; to print the date.</text:span></text:p>
        </text:list-item>
        <text:list-item>
          <text:p text:style-name="P31">“[]” These have been overloaded by the vector class <text:span text:style-name="T17">(which is in fact a user defined class, albeit one in the standard library) </text:span>in order to provide an index and an easy way of accessing a particular element similar to arrays.</text:p>
        </text:list-item>
        <text:list-item>
          <text:p text:style-name="P31">“<text:span text:style-name="T17">==” could be overloaded to </text:span><text:span text:style-name="T18">compare</text:span><text:span text:style-name="T17"> </text:span><text:span text:style-name="T18">an enumerator Month an int. For example:</text:span></text:p>
        </text:list-item>
      </text:list>
      <text:p text:style-name="P13"><text:span text:style-name="T19"><text:tab/>Month</text:span><text:span text:style-name="T20"> m = </text:span><text:span text:style-name="T19">Month</text:span><text:span text:style-name="T20">::</text:span><text:span text:style-name="T22">jan</text:span><text:span text:style-name="T20">;</text:span></text:p>
      <text:p text:style-name="P13"><text:span text:style-name="T20"><text:tab/></text:span><text:span text:style-name="T23">if</text:span><text:span text:style-name="T20"> (m = 1)</text:span><text:span text:style-name="T21">{}</text:span><text:span text:style-name="T20">;</text:span></text:p>
      <text:p text:style-name="P14">The most useful overloads tend to be =, ==, !=, &lt; and [] rather than the ones you might expect.</text:p>
      <text:p text:style-name="P14"/>
      <text:p text:style-name="P15">8) The public interface to a class should be as small as possible to allow a user to read and understand it easily. They should be able to see all the facilities of the class on one page. <text:span text:style-name="T25">The implementation details (definitions and private members) can remain abstract.</text:span></text:p>
      <text:p text:style-name="P15"/>
      <text:p text:style-name="P16">9) <text:span text:style-name="T26">Adding const to a member function tells the compiler that we don’t intend to change the value of any member variables within the function. </text:span><text:span text:style-name="T27">This has the effect of allowing us to call function for a const object which the compiler would otherwise reject, not knowing if the object would be modified.</text:span></text:p>
      <text:p text:style-name="P17">If we declare a member function as const, the compiler will hold us to this and reject any changes made within the function. This acts as a good protection against accidentally writing code that does so if that wasn’t our intention. Member functions should therefore be made const if they can be.</text:p>
      <text:p text:style-name="P17"/>
      <text:p text:style-name="P18">10) <text:span text:style-name="T29">Helper functions are best placed outside class definitions for the following reasons:</text:span></text:p>
      <text:list xml:id="list792302397" text:style-name="L5">
        <text:list-item>
          <text:p text:style-name="P32"><text:span text:style-name="T28">The idea of making certain member variables of classes private is to protect them from outside access so that only member functions can manipulate them. In theory this means, that if the proper checks are made within member functions, the member variables are always guaranteed to be in a valid state. </text:span><text:span text:style-name="T29">Of course this relies on those member functions and their checks being error free. If, having made the variables private, we find that they get into an invalid state. Then its almost certainly a member function that is responsible. We have therefore limited our bug search greatly. However this relies on the class in question not having a million functions for us to check through. If some of those functions don’t strictly need to be members, then they could be made helper functions instead which.</text:span></text:p>
        </text:list-item>
        <text:list-item>
          <text:p text:style-name="P33">To keep the class body small, see question 8 for why.</text:p>
        </text:list-item>
        <text:list-item>
          <text:p text:style-name="P34">If we make changes to way a class represents data, member functions need changing so we should limit their number.</text:p>
        </text:list-item>
      </text:list>
      <text:p text:style-name="P21"/>
      <text:p text:style-name="P3">Exercises:</text:p>
      <text:p text:style-name="P22"><text:span text:style-name="T30">1)</text:span><text:span text:style-name="T31"> Plausible operations for a:</text:span></text:p>
      <text:list xml:id="list2971471014" text:style-name="L6">
        <text:list-item>
          <text:p text:style-name="P35">toaster: <text:span text:style-name="T32">[] which toast slot, </text:span><text:span text:style-name="T33">==</text:span><text:span text:style-name="T32"> compare </text:span><text:span text:style-name="T33">model number, </text:span>&lt;&lt; &gt;&gt; <text:span text:style-name="T35">outputs the model number</text:span></text:p>
        </text:list-item>
        <text:list-item>
          <text:p text:style-name="P36">music player: &lt;&lt; &gt;&gt; <text:span text:style-name="T35">outputs the model number</text:span></text:p>
        </text:list-item>
        <text:list-item>
          <text:p text:style-name="P37">coffee cup: <text:span text:style-name="T35">+ add the liquid from one cup to another, </text:span><text:span text:style-name="T33">&lt; &gt; &lt;= &gt;= !</text:span><text:span text:style-name="T35">= == </text:span><text:span text:style-name="T33">compare </text:span><text:span text:style-name="T35">volume</text:span></text:p>
        </text:list-item>
        <text:list-item>
          <text:p text:style-name="P38">car engine: <text:span text:style-name="T33">&lt; &gt; &lt;= &gt;= !</text:span><text:span text:style-name="T35">= ==</text:span><text:span text:style-name="T33">compare </text:span><text:span text:style-name="T34">engine size in litres</text:span></text:p>
        </text:list-item>
        <text:list-item>
          <text:p text:style-name="P35">cell phone: &lt;&lt; &gt;&gt; <text:span text:style-name="T35">outputs the model number</text:span></text:p>
        </text:list-item>
        <text:list-item>
          <text:p text:style-name="P36">telephone directory: <text:span text:style-name="T33">[] element index of the list, + combine telephone directories and discard duplicates, - remove all numbers appearing in one directory from another (as a blacklist for example), &lt; &gt; &lt;= &gt;= !</text:span><text:span text:style-name="T35">= ==</text:span><text:span text:style-name="T33">compare the number of elements in the director</text:span></text:p>
        </text:list-item>
      </text:list>
      <text:p text:style-name="P40"><text:soft-page-break/>13) People may wish to use a Rational class so that they are only storing <text:span text:style-name="T36">and manipulating</text:span> integers rather than floating-point values. <text:span text:style-name="T36">This would lead to exact results and remove the problems of floats.</text:span></text:p>
      <text:p text:style-name="P39"/>
      <text:p text:style-name="P41">17) Rational would give a mathematically better result than Money for calculations with more than 2 decimal places, e.g. <text:span text:style-name="T38">1.234</text:span> + <text:span text:style-name="T38">1.234</text:span>:</text:p>
      <text:p text:style-name="P41"/>
      <text:list xml:id="list1144607400" text:style-name="L7">
        <text:list-item>
          <text:p text:style-name="P45"><text:span text:style-name="T37">Rational:</text:span></text:p>
          <text:p text:style-name="P45"><text:span text:style-name="T37">Rational(</text:span><text:span text:style-name="T38">1.234</text:span><text:span text:style-name="T37">) + Rational(</text:span><text:span text:style-name="T38">1.234</text:span><text:span text:style-name="T37">) = </text:span><text:span text:style-name="T38">617/500 + 617/500 = 1234/500 = 617/250 </text:span><text:span text:style-name="T41">(</text:span><text:span text:style-name="T38">=2.468</text:span><text:span text:style-name="T41">)</text:span></text:p>
          <text:p text:style-name="P45"/>
        </text:list-item>
        <text:list-item>
          <text:p text:style-name="P42">Money:</text:p>
          <text:p text:style-name="P48">Money(1.234) + Money(1.234) = 123cents + 123cents = 246cents = 2.46dollars</text:p>
        </text:list-item>
      </text:list>
      <text:p text:style-name="P50"/>
      <text:p text:style-name="P50">Because the Money class uses the 4/5 rule to round to the nearest cent, it loses precision for anything below 2 decimal places.</text:p>
      <text:p text:style-name="P50"/>
      <text:p text:style-name="P52">18) <text:span text:style-name="T39">Computers store information in binary </text:span><text:span text:style-name="T42">(base 2)</text:span><text:span text:style-name="T39"> form with 0s and 1s. This leads most programming languages to store floating-point numbers as x*2^n where x and n are both integers. This is much the same as when we use scientific notation x*10^n for </text:span><text:span text:style-name="T42">base 10</text:span><text:span text:style-name="T39"> numbers. This means that many numbers that can be easily represented in </text:span><text:span text:style-name="T42">base 10</text:span><text:span text:style-name="T39">, such as 9.2, cannot necessarily be i</text:span><text:span text:style-name="T42">n</text:span><text:span text:style-name="T39"> a computer. The computer must then store a number as close as possible within the confines of the x*2^n formula. This leads </text:span><text:span text:style-name="T40">to</text:span><text:span text:style-name="T39"> unpredictable small imprecisions in the values of floating-point numbers. </text:span><text:span text:style-name="T40">Integers meanwhile don’t have this limitation. Every </text:span><text:span text:style-name="T42">base 10</text:span><text:span text:style-name="T40"> integer can be exactly represented by a binary counterpart.</text:span><text:span text:style-name="T39"> </text:span><text:span text:style-name="T40">Since the Rational class uses two integers to store a </text:span><text:span text:style-name="T42">number</text:span><text:span text:style-name="T40"> as a fraction, this allows for perfect accuracy,</text:span><text:span text:style-name="T37"> e.g. </text:span><text:span text:style-name="T41">9.2</text:span><text:span text:style-name="T37"> * </text:span><text:span text:style-name="T42">100 000</text:span><text:span text:style-name="T37">:</text:span></text:p>
      <text:p text:style-name="P44"/>
      <text:list xml:id="list230657230694096" text:continue-numbering="true" text:style-name="L7">
        <text:list-item>
          <text:p text:style-name="P46"><text:span text:style-name="T37">Rational:</text:span></text:p>
          <text:p text:style-name="P47"><text:span text:style-name="T37">Rational(</text:span><text:span text:style-name="T41">9.2</text:span><text:span text:style-name="T37">) * Rational(</text:span><text:span text:style-name="T42">100 000</text:span><text:span text:style-name="T37">) = </text:span><text:span text:style-name="T41">46/5</text:span><text:span text:style-name="T38"> * </text:span><text:span text:style-name="T42">100 000/1</text:span><text:span text:style-name="T38"> = </text:span><text:span text:style-name="T42">46/5 * 500 000/5 = 23 000 000 / </text:span><text:span text:style-name="T43">25</text:span></text:p>
          <text:p text:style-name="P54">= <text:span text:style-name="T43">920 000 / 1 (=920 000)</text:span></text:p>
          <text:p text:style-name="P46"/>
        </text:list-item>
        <text:list-item>
          <text:p text:style-name="P43"><text:span text:style-name="T41">Double</text:span>:</text:p>
          <text:p text:style-name="P49"><text:span text:style-name="T41">double</text:span>(<text:span text:style-name="T41">9.2</text:span>) * <text:span text:style-name="T41">double</text:span>(<text:span text:style-name="T43">100 000</text:span>) = <text:span text:style-name="T41">9.1999… * </text:span><text:span text:style-name="T43">100 000 = 919999.999…</text:span><text:span text:style-name="T44"> (=int(919999))</text:span></text:p>
        </text:list-item>
      </text:list>
      <text:p text:style-name="P51"/>
      <text:p text:style-name="P53">Most of the time, this small imprecision represents a very small percentage of the overall value <text:span text:style-name="T43">and doesn’t matter too much but that is not always the case especially if casting a double to an integer which will truncate the valu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1T09:05:20.488000000</meta:creation-date>
    <dc:date>2023-06-18T23:06:28.295000000</dc:date>
    <meta:editing-duration>PT2H55M38S</meta:editing-duration>
    <meta:editing-cycles>49</meta:editing-cycles>
    <meta:generator>LibreOffice/7.3.7.2$Windows_X86_64 LibreOffice_project/e114eadc50a9ff8d8c8a0567d6da8f454beeb84f</meta:generator>
    <meta:document-statistic meta:table-count="0" meta:image-count="0" meta:object-count="0" meta:page-count="3" meta:paragraph-count="61" meta:word-count="1587" meta:character-count="8842" meta:non-whitespace-character-count="7339"/>
  </office:meta>
</office:document-meta>
</file>